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 fo:break-before="page"/>
      <style:text-properties officeooo:rsid="0014719b" officeooo:paragraph-rsid="0014719b"/>
    </style:style>
    <style:style style:name="P2" style:family="paragraph" style:parent-style-name="Text_20_body">
      <style:text-properties officeooo:paragraph-rsid="0014719b"/>
    </style:style>
    <style:style style:name="P3" style:family="paragraph" style:parent-style-name="Title" style:master-page-name="First_20_Page">
      <style:paragraph-properties style:page-number="auto"/>
      <style:text-properties style:font-name="Roboto Slab" officeooo:rsid="0014719b" officeooo:paragraph-rsid="001471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rduino Arm Planning</text:p>
      <text:h text:style-name="P1" text:outline-level="1">Requirements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07:56:50.129537366</meta:creation-date>
    <dc:date>2019-09-16T07:59:37.157110292</dc:date>
    <meta:editing-duration>PT2M47S</meta:editing-duration>
    <meta:editing-cycles>1</meta:editing-cycles>
    <meta:document-statistic meta:table-count="0" meta:image-count="0" meta:object-count="0" meta:page-count="2" meta:paragraph-count="2" meta:word-count="4" meta:character-count="32" meta:non-whitespace-character-count="30"/>
    <meta:generator>LibreOffice/6.2.6.2$Linux_X86_64 LibreOffice_project/20$Build-2</meta:generator>
  </office:meta>
</office:document-meta>
</file>